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61in"/>
    </style:style>
    <style:style style:name="co4" style:family="table-column">
      <style:table-column-properties fo:break-before="auto" style:column-width="2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bf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  <style:text-properties fo:color="#ffffff"/>
    </style:style>
    <style:style style:name="ce7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glade.master.po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gnome-photos.master.po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nome-nibbles.master.po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2 fatal: bad object refs/pipelines/381542 To gitlab.gnome.org:GNOME/gnome-nibbles.git ! [remote rejected] master -&gt; master (missing necessary objects) error: failed to push some refs to 'gitlab.gnome.org:GNOME/gnome-nibbles.git' ”</text:p>
          </table:table-cell>
        </table:table-row>
        <table:table-row table:style-name="ro1"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agno.master.po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An error occurred during applying your action: The commit failed. The error was: “[Errno 1] Command: "['git', 'push', 'origin', 'master']", Error: Warning: Permanently added 'gitlab.gnome.org' (ED25519) to the list of known hosts. remote: fatal: bad object refs/pipelines/381544 fatal: bad object refs/pipelines/381544 To gitlab.gnome.org:GNOME/iagno.git ! [remote rejected] master -&gt; master (missing necessary objects) error: failed to push some refs to 'gitlab.gnome.org:GNOME/iagno.git' ”</text:p>
          </table:table-cell>
        </table:table-row>
        <table:table-row table:style-name="ro1"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logs.master.p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volution-data-server.master.po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This module has been archived. It is only kept for statistical purposes</text:p>
          </table:table-cell>
        </table:table-row>
        <table:table-row table:style-name="ro1"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well-foop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robots.master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nome-weather.main.ab.po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ive-or-more.master.ab.p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isleriot.master.ab.po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t-spi2-core.main.ab.p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2" table:formula="of:=SUM([.B1:.B116])" office:value-type="float" office:value="4417" calcext:value-type="float">
            <text:p>4417</text:p>
          </table:table-cell>
          <table:table-cell/>
        </table:table-row>
      </table:table>
      <table:table table:name="240822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sleriot.master.ab.po</text:p>
          </table:table-cell>
          <table:table-cell office:value-type="float" office:value="32" calcext:value-type="float">
            <text:p>32</text:p>
          </table:table-cell>
          <table:table-cell office:value-type="float" office:value="648" calcext:value-type="float">
            <text:p>648</text:p>
          </table:table-cell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stream.master.ab.p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t-spi2-core.main.ab.p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3" calcext:value-type="float">
            <text:p>163</text:p>
          </table:table-cell>
          <table:table-cell table:style-name="ce7"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obab.main.po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sero.master.po</text:p>
          </table:table-cell>
          <table:table-cell office:value-type="float" office:value="46" calcext:value-type="float">
            <text:p>46</text:p>
          </table:table-cell>
          <table:table-cell office:value-type="float" office:value="923" calcext:value-type="float">
            <text:p>923</text:p>
          </table:table-cell>
          <table:table-cell office:value-type="float" office:value="64" calcext:value-type="float">
            <text:p>64</text:p>
          </table:table-cell>
          <table:table-cell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ese.master.ab.po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nections.master.po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ole.main.po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onf-editor.master.po</text:p>
          </table:table-cell>
          <table:table-cell office:value-type="float" office:value="12" calcext:value-type="float">
            <text:p>12</text:p>
          </table:table-cell>
          <table:table-cell office:value-type="float" office:value="382" calcext:value-type="float">
            <text:p>382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help.main.po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og.master.po</text:p>
          </table:table-cell>
          <table:table-cell office:value-type="float" office:value="19" calcext:value-type="float">
            <text:p>19</text:p>
          </table:table-cell>
          <table:table-cell office:value-type="float" office:value="299" calcext:value-type="float">
            <text:p>299</text:p>
          </table:table-cell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piphany.master.po</text:p>
          </table:table-cell>
          <table:table-cell office:value-type="float" office:value="56" calcext:value-type="float">
            <text:p>56</text:p>
          </table:table-cell>
          <table:table-cell office:value-type="float" office:value="804" calcext:value-type="float">
            <text:p>804</text:p>
          </table:table-cell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nce.main.po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volution-data-server.master.p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olution.master.po</text:p>
          </table:table-cell>
          <table:table-cell office:value-type="float" office:value="520" calcext:value-type="float">
            <text:p>520</text:p>
          </table:table-cell>
          <table:table-cell office:value-type="float" office:value="5369" calcext:value-type="float">
            <text:p>5369</text:p>
          </table:table-cell>
          <table:table-cell office:value-type="float" office:value="645" calcext:value-type="float">
            <text:p>645</text:p>
          </table:table-cell>
          <table:table-cell office:value-type="float" office:value="5244" calcext:value-type="float">
            <text:p>524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le-roller.master.po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ve-or-more.master.ab.po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lks.master.po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ur-in-a-row.master.po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cr.master.po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dk-pixbuf.master.po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dm.main.po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itg.master.po</text:p>
          </table:table-cell>
          <table:table-cell office:value-type="float" office:value="24" calcext:value-type="float">
            <text:p>24</text:p>
          </table:table-cell>
          <table:table-cell office:value-type="float" office:value="438" calcext:value-type="float">
            <text:p>438</text:p>
          </table:table-cell>
          <table:table-cell office:value-type="float" office:value="27" calcext:value-type="float">
            <text:p>27</text:p>
          </table:table-cell>
          <table:table-cell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glade.master.po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658" calcext:value-type="float">
            <text:p>1658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1564" calcext:value-type="float">
            <text:p>156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lib.main.po</text:p>
          </table:table-cell>
          <table:table-cell office:value-type="float" office:value="41" calcext:value-type="float">
            <text:p>41</text:p>
          </table:table-cell>
          <table:table-cell office:value-type="float" office:value="1169" calcext:value-type="float">
            <text:p>1169</text:p>
          </table:table-cell>
          <table:table-cell office:value-type="float" office:value="54" calcext:value-type="float">
            <text:p>54</text:p>
          </table:table-cell>
          <table:table-cell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lib-networking.master.po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nome-bluetooth.master.po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nome-boxes.main.po</text:p>
          </table:table-cell>
          <table:table-cell office:value-type="float" office:value="21" calcext:value-type="float">
            <text:p>21</text:p>
          </table:table-cell>
          <table:table-cell office:value-type="float" office:value="239" calcext:value-type="float">
            <text:p>239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nome-builder.main.po</text:p>
          </table:table-cell>
          <table:table-cell office:value-type="float" office:value="87" calcext:value-type="float">
            <text:p>87</text:p>
          </table:table-cell>
          <table:table-cell office:value-type="float" office:value="1279" calcext:value-type="float">
            <text:p>1279</text:p>
          </table:table-cell>
          <table:table-cell office:value-type="float" office:value="108" calcext:value-type="float">
            <text:p>108</text:p>
          </table:table-cell>
          <table:table-cell office:value-type="float" office:value="1258" calcext:value-type="float">
            <text:p>125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ome-calculator.master.po</text:p>
          </table:table-cell>
          <table:table-cell office:value-type="float" office:value="24" calcext:value-type="float">
            <text:p>24</text:p>
          </table:table-cell>
          <table:table-cell office:value-type="float" office:value="620" calcext:value-type="float">
            <text:p>620</text:p>
          </table:table-cell>
          <table:table-cell office:value-type="float" office:value="43" calcext:value-type="float">
            <text:p>43</text:p>
          </table:table-cell>
          <table:table-cell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nome-calendar.main.po</text:p>
          </table:table-cell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206" calcext:value-type="float">
            <text:p>20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nome-characters.main.ab.po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ome-chess.master.po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ome-clocks.master.po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nome-color-manager.master.po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nome-contacts.main.po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nome-control-center.main.po</text:p>
          </table:table-cell>
          <table:table-cell office:value-type="float" office:value="146" calcext:value-type="float">
            <text:p>146</text:p>
          </table:table-cell>
          <table:table-cell office:value-type="float" office:value="1738" calcext:value-type="float">
            <text:p>1738</text:p>
          </table:table-cell>
          <table:table-cell office:value-type="float" office:value="203" calcext:value-type="float">
            <text:p>203</text:p>
          </table:table-cell>
          <table:table-cell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ome-desktop.master.ab.p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ome-dictionary.master.po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ome-disk-utility.master.po</text:p>
          </table:table-cell>
          <table:table-cell office:value-type="float" office:value="31" calcext:value-type="float">
            <text:p>31</text:p>
          </table:table-cell>
          <table:table-cell office:value-type="float" office:value="720" calcext:value-type="float">
            <text:p>720</text:p>
          </table:table-cell>
          <table:table-cell office:value-type="float" office:value="41" calcext:value-type="float">
            <text:p>41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nome-font-viewer.main.po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nome-initial-setup.master.po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nome-keyring.master.po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ome-klotski.master.ab.po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gnome-logs.master.p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nome-mahjongg.master.ab.po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nome-maps.main.po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nome-menus.master.ab.p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nome-mines.master.ab.po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nome-music.master.po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nome-nettool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nome-nibbles.master.po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nome-notes.master.ab.po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ome-online-accounts.master.po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gnome-photos.master.p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85" calcext:value-type="float">
            <text:p>185</text:p>
          </table:table-cell>
          <table:table-cell table:style-name="ce7"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nome-remote-desktop.master.ab.p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nome-robots.master.ab.po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ome-session.main.ab.p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nome-settings-daemon.master.po</text:p>
          </table:table-cell>
          <table:table-cell office:value-type="float" office:value="14" calcext:value-type="float">
            <text:p>14</text:p>
          </table:table-cell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nome-shell-extensions.main.ab.po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nome-shell.main.po</text:p>
          </table:table-cell>
          <table:table-cell office:value-type="float" office:value="36" calcext:value-type="float">
            <text:p>36</text:p>
          </table:table-cell>
          <table:table-cell office:value-type="float" office:value="602" calcext:value-type="float">
            <text:p>602</text:p>
          </table:table-cell>
          <table:table-cell office:value-type="float" office:value="60" calcext:value-type="float">
            <text:p>60</text:p>
          </table:table-cell>
          <table:table-cell office:value-type="float" office:value="578" calcext:value-type="float">
            <text:p>578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nome-software.main.po</text:p>
          </table:table-cell>
          <table:table-cell office:value-type="float" office:value="25" calcext:value-type="float">
            <text:p>25</text:p>
          </table:table-cell>
          <table:table-cell office:value-type="float" office:value="926" calcext:value-type="float">
            <text:p>926</text:p>
          </table:table-cell>
          <table:table-cell office:value-type="float" office:value="42" calcext:value-type="float">
            <text:p>42</text:p>
          </table:table-cell>
          <table:table-cell office:value-type="float" office:value="909" calcext:value-type="float">
            <text:p>909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nome-sudoku.master.ab.po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nome-system-monitor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nome-taquin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nome-terminal.master.po</text:p>
          </table:table-cell>
          <table:table-cell office:value-type="float" office:value="41" calcext:value-type="float">
            <text:p>41</text:p>
          </table:table-cell>
          <table:table-cell office:value-type="float" office:value="474" calcext:value-type="float">
            <text:p>474</text:p>
          </table:table-cell>
          <table:table-cell office:value-type="float" office:value="51" calcext:value-type="float">
            <text:p>51</text:p>
          </table:table-cell>
          <table:table-cell office:value-type="float" office:value="464" calcext:value-type="float">
            <text:p>464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nome-tetravex.master.po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nome-text-editor.main.po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nome-tour.master.ab.po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nome-tweaks.master.po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nome-user-share.master.ab.p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nome-video-effects.master.ab.p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nome-weather.main.ab.po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ilo.master.ab.po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ilo-plugins.master.ab.po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settings-desktop-schemas.master.po</text:p>
          </table:table-cell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  <table:table-cell office:value-type="float" office:value="24" calcext:value-type="float">
            <text:p>24</text:p>
          </table:table-cell>
          <table:table-cell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spell.master.ab.po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tk.gtk-3-24.po</text:p>
          </table:table-cell>
          <table:table-cell office:value-type="float" office:value="50" calcext:value-type="float">
            <text:p>50</text:p>
          </table:table-cell>
          <table:table-cell office:value-type="float" office:value="1643" calcext:value-type="float">
            <text:p>1643</text:p>
          </table:table-cell>
          <table:table-cell office:value-type="float" office:value="91" calcext:value-type="float">
            <text:p>91</text:p>
          </table:table-cell>
          <table:table-cell office:value-type="float" office:value="1602" calcext:value-type="float">
            <text:p>1602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tk.main.po</text:p>
          </table:table-cell>
          <table:table-cell office:value-type="float" office:value="48" calcext:value-type="float">
            <text:p>48</text:p>
          </table:table-cell>
          <table:table-cell office:value-type="float" office:value="1431" calcext:value-type="float">
            <text:p>1431</text:p>
          </table:table-cell>
          <table:table-cell office:value-type="float" office:value="86" calcext:value-type="float">
            <text:p>86</text:p>
          </table:table-cell>
          <table:table-cell office:value-type="float" office:value="1393" calcext:value-type="float">
            <text:p>139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tksourceview.gtksourceview-4-8.ab.po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tksourceview.master.ab.po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vfs.master.po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itori.main.ab.po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iagno.master.po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son-glib.master.ab.po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badwaita.main.ab.po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ibgdata.main.ab.po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bgnome-games-support.master.ab.p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bgtop.master.ab.po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bgweather.main.po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bpeas.master.ab.po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bsecret.master.ab.p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bshumate.main.ab.p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bsoup.master.ab.p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ghtsoff.master.ab.p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ocations.main.po</text:p>
          </table:table-cell>
          <table:table-cell office:value-type="float" office:value="198" calcext:value-type="float">
            <text:p>198</text:p>
          </table:table-cell>
          <table:table-cell office:value-type="float" office:value="4411" calcext:value-type="float">
            <text:p>4411</text:p>
          </table:table-cell>
          <table:table-cell office:value-type="float" office:value="590" calcext:value-type="float">
            <text:p>590</text:p>
          </table:table-cell>
          <table:table-cell office:value-type="float" office:value="4019" calcext:value-type="float">
            <text:p>4019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utter.main.po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autilus.master.po</text:p>
          </table:table-cell>
          <table:table-cell office:value-type="float" office:value="60" calcext:value-type="float">
            <text:p>60</text:p>
          </table:table-cell>
          <table:table-cell office:value-type="float" office:value="1062" calcext:value-type="float">
            <text:p>1062</text:p>
          </table:table-cell>
          <table:table-cell office:value-type="float" office:value="91" calcext:value-type="float">
            <text:p>91</text:p>
          </table:table-cell>
          <table:table-cell office:value-type="float" office:value="1029" calcext:value-type="float">
            <text:p>1029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rca.master.po</text:p>
          </table:table-cell>
          <table:table-cell office:value-type="float" office:value="65" calcext:value-type="float">
            <text:p>65</text:p>
          </table:table-cell>
          <table:table-cell office:value-type="float" office:value="1843" calcext:value-type="float">
            <text:p>1843</text:p>
          </table:table-cell>
          <table:table-cell office:value-type="float" office:value="122" calcext:value-type="float">
            <text:p>122</text:p>
          </table:table-cell>
          <table:table-cell office:value-type="float" office:value="1786" calcext:value-type="float">
            <text:p>178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adrapassel.master.ab.po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ygel.master.po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ahorse.main.po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imple-scan.master.po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shi.master.ab.p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well-foop.master.ab.po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li.master.ab.p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otem.master.po</text:p>
          </table:table-cell>
          <table:table-cell office:value-type="float" office:value="22" calcext:value-type="float">
            <text:p>22</text:p>
          </table:table-cell>
          <table:table-cell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  <table:table-cell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otem-pl-parser.master.ab.p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racker.master.po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acker-miners.master.po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te.master.ab.p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dg-desktop-portal-gnome.main.ab.po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yelp.master.po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elp-xsl.master.ab.po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zenity.master.po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SUM([.C1:.C115])" office:value-type="float" office:value="4439" calcext:value-type="float">
            <text:p>4439</text:p>
          </table:table-cell>
          <table:table-cell table:formula="of:=SUM([.D1:.D115])" office:value-type="float" office:value="38712" calcext:value-type="float">
            <text:p>38712</text:p>
          </table:table-cell>
          <table:table-cell table:formula="of:=SUM([.E1:.E115])" office:value-type="float" office:value="5785" calcext:value-type="float">
            <text:p>5785</text:p>
          </table:table-cell>
          <table:table-cell table:formula="of:=SUM([.F1:.F115])" office:value-type="float" office:value="37360" calcext:value-type="float">
            <text:p>3736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E116]-[.C116]" office:value-type="float" office:value="1346" calcext:value-type="float">
            <text:p>1346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90:Sheet1.B11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240822'.A1:'240822'.F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5:57:45.898634723</meta:creation-date>
    <dc:date>2022-08-25T14:48:11.171157280</dc:date>
    <meta:editing-duration>PT2H7M59S</meta:editing-duration>
    <meta:editing-cycles>13</meta:editing-cycles>
    <meta:generator>LibreOffice/7.3.4.2$Linux_X86_64 LibreOffice_project/30$Build-2</meta:generator>
    <meta:document-statistic meta:table-count="2" meta:cell-count="875" meta:object-count="0"/>
  </office:meta>
</office:document-meta>
</file>